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10000026E0000012D2B1C45BB.svm" manifest:media-type=""/>
  <manifest:file-entry manifest:full-path="Pictures/2000000100000395000000FE570F4F4C.svm" manifest:media-type=""/>
  <manifest:file-entry manifest:full-path="Pictures/20000001000004A800000142D91EA0F5.svm" manifest:media-type=""/>
  <manifest:file-entry manifest:full-path="Pictures/2000000100000391000000FA1E096E55.svm" manifest:media-type=""/>
  <manifest:file-entry manifest:full-path="Pictures/10000000000000200000002000309F1C.png" manifest:media-type="image/png"/>
  <manifest:file-entry manifest:full-path="Pictures/20000002000002A500000100B72EE33F.eps" manifest:media-type=""/>
  <manifest:file-entry manifest:full-path="Pictures/200000010000027F000000FA1787FA2D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2000000100000395000000FEAC1713AE.svm" manifest:media-type=""/>
  <manifest:file-entry manifest:full-path="Pictures/20000001000000FA000000D8AB97C17A.svm" manifest:media-type=""/>
  <manifest:file-entry manifest:full-path="Pictures/200000010000032C000000FE299D8342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beta=14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5.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5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TexMathsArgs="12§display§\SI{7.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1.6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746cm" svg:height="4.063cm" svg:x="1.343cm" svg:y="0.319cm">
          <draw:image xlink:href="Pictures/20000002000002A500000100B72EE33F.eps" xlink:type="simple" xlink:show="embed" xlink:actuate="onLoad">
            <text:p/>
          </draw:image>
        </draw:frame>
        <draw:frame draw:style-name="gr2" draw:text-style-name="P1" draw:layer="layout" svg:width="0.739cm" svg:height="0.365cm" svg:x="11.777cm" svg:y="1.74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57cm" svg:height="0.355cm" svg:x="10.128cm" svg:y="0.71cm">
          <draw:image xlink:href="Pictures/20000001000001D100000129A37F3893.svm" xlink:type="simple" xlink:show="embed" xlink:actuate="onLoad">
            <text:p/>
          </draw:image>
        </draw:frame>
        <draw:frame draw:style-name="gr4" draw:text-style-name="P1" draw:layer="layout" svg:width="0.552cm" svg:height="0.36cm" svg:x="9.057cm" svg:y="3.336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406cm" svg:height="0.253cm" svg:x="10.352cm" svg:y="3.019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0.552cm" svg:height="0.355cm" svg:x="7.787cm" svg:y="2.561cm">
          <draw:image xlink:href="Pictures/20000001000001CD00000129C4F4D402.svm" xlink:type="simple" xlink:show="embed" xlink:actuate="onLoad">
            <text:p/>
          </draw:image>
        </draw:frame>
        <draw:frame draw:style-name="gr7" draw:text-style-name="P1" draw:layer="layout" svg:width="0.745cm" svg:height="0.36cm" svg:x="7.148cm" svg:y="0.523cm">
          <draw:image xlink:href="Pictures/200000010000026E0000012D2B1C45BB.svm" xlink:type="simple" xlink:show="embed" xlink:actuate="onLoad">
            <text:p/>
          </draw:image>
        </draw:frame>
        <draw:frame draw:style-name="gr8" draw:text-style-name="P1" draw:layer="layout" svg:width="0.299cm" svg:height="0.258cm" svg:x="7.611cm" svg:y="1.739cm">
          <draw:image xlink:href="Pictures/20000001000000FA000000D8AB97C17A.svm" xlink:type="simple" xlink:show="embed" xlink:actuate="onLoad">
            <text:p/>
          </draw:image>
        </draw:frame>
        <draw:frame draw:style-name="gr9" draw:text-style-name="P1" draw:layer="layout" svg:width="0.766cm" svg:height="0.299cm" svg:x="11.777cm" svg:y="2.22cm">
          <draw:image xlink:href="Pictures/200000010000027F000000FA1787FA2D.svm" xlink:type="simple" xlink:show="embed" xlink:actuate="onLoad">
            <text:p/>
          </draw:image>
        </draw:frame>
        <draw:frame draw:style-name="gr10" draw:text-style-name="P1" draw:layer="layout" svg:width="1.429cm" svg:height="0.385cm" svg:x="9.747cm" svg:y="2.231cm">
          <draw:image xlink:href="Pictures/20000001000004A800000142D91EA0F5.svm" xlink:type="simple" xlink:show="embed" xlink:actuate="onLoad">
            <text:p/>
          </draw:image>
        </draw:frame>
        <draw:frame draw:style-name="gr11" draw:text-style-name="P1" draw:layer="layout" svg:width="1.099cm" svg:height="0.304cm" svg:x="8.51cm" svg:y="3.771cm">
          <draw:image xlink:href="Pictures/2000000100000395000000FE570F4F4C.svm" xlink:type="simple" xlink:show="embed" xlink:actuate="onLoad">
            <text:p/>
          </draw:image>
        </draw:frame>
        <draw:frame draw:style-name="gr12" draw:text-style-name="P1" draw:layer="layout" svg:width="0.973cm" svg:height="0.304cm" svg:x="10.128cm" svg:y="1.106cm">
          <draw:image xlink:href="Pictures/200000010000032C000000FE299D8342.svm" xlink:type="simple" xlink:show="embed" xlink:actuate="onLoad">
            <text:p/>
          </draw:image>
        </draw:frame>
        <draw:frame draw:style-name="gr2" draw:text-style-name="P1" draw:layer="layout" svg:width="0.739cm" svg:height="0.365cm" svg:x="5.191cm" svg:y="1.78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57cm" svg:height="0.355cm" svg:x="3.542cm" svg:y="0.747cm">
          <draw:image xlink:href="Pictures/20000001000001D100000129A37F3893.svm" xlink:type="simple" xlink:show="embed" xlink:actuate="onLoad">
            <text:p/>
          </draw:image>
        </draw:frame>
        <draw:frame draw:style-name="gr4" draw:text-style-name="P1" draw:layer="layout" svg:width="0.552cm" svg:height="0.36cm" svg:x="2.472cm" svg:y="3.373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406cm" svg:height="0.253cm" svg:x="3.711cm" svg:y="3.019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0.552cm" svg:height="0.355cm" svg:x="1.201cm" svg:y="2.598cm">
          <draw:image xlink:href="Pictures/20000001000001CD00000129C4F4D402.svm" xlink:type="simple" xlink:show="embed" xlink:actuate="onLoad">
            <text:p/>
          </draw:image>
        </draw:frame>
        <draw:frame draw:style-name="gr7" draw:text-style-name="P1" draw:layer="layout" svg:width="0.745cm" svg:height="0.36cm" svg:x="0.265cm" svg:y="0.541cm">
          <draw:image xlink:href="Pictures/200000010000026E0000012D2B1C45BB.svm" xlink:type="simple" xlink:show="embed" xlink:actuate="onLoad">
            <text:p/>
          </draw:image>
        </draw:frame>
        <draw:frame draw:style-name="gr9" draw:text-style-name="P1" draw:layer="layout" svg:width="0.766cm" svg:height="0.299cm" svg:x="5.191cm" svg:y="2.257cm">
          <draw:image xlink:href="Pictures/200000010000027F000000FA1787FA2D.svm" xlink:type="simple" xlink:show="embed" xlink:actuate="onLoad">
            <text:p/>
          </draw:image>
        </draw:frame>
        <draw:frame draw:style-name="gr10" draw:text-style-name="P1" draw:layer="layout" svg:width="1.429cm" svg:height="0.385cm" svg:x="3.161cm" svg:y="2.268cm">
          <draw:image xlink:href="Pictures/20000001000004A800000142D91EA0F5.svm" xlink:type="simple" xlink:show="embed" xlink:actuate="onLoad">
            <text:p/>
          </draw:image>
        </draw:frame>
        <draw:frame draw:style-name="gr11" draw:text-style-name="P1" draw:layer="layout" svg:width="1.099cm" svg:height="0.304cm" svg:x="1.925cm" svg:y="3.808cm">
          <draw:image xlink:href="Pictures/2000000100000395000000FE570F4F4C.svm" xlink:type="simple" xlink:show="embed" xlink:actuate="onLoad">
            <text:p/>
          </draw:image>
        </draw:frame>
        <draw:frame draw:style-name="gr12" draw:text-style-name="P1" draw:layer="layout" svg:width="0.973cm" svg:height="0.304cm" svg:x="3.542cm" svg:y="1.143cm">
          <draw:image xlink:href="Pictures/200000010000032C000000FE299D8342.svm" xlink:type="simple" xlink:show="embed" xlink:actuate="onLoad">
            <text:p/>
          </draw:image>
        </draw:frame>
        <draw:frame draw:style-name="gr13" draw:text-style-name="P2" draw:layer="layout" svg:width="0.937cm" svg:height="0.911cm" svg:x="6.809cm" svg:y="3.22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3" draw:text-style-name="P2" draw:layer="layout" svg:width="1.2cm" svg:height="0.911cm" svg:x="5.256cm" svg:y="3.22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4" draw:text-style-name="P1" draw:layer="layout" svg:width="1.099cm" svg:height="0.304cm" svg:x="7.787cm" svg:y="2.976cm">
          <draw:image xlink:href="Pictures/2000000100000395000000FEAC1713AE.svm" xlink:type="simple" xlink:show="embed" xlink:actuate="onLoad">
            <text:p/>
          </draw:image>
        </draw:frame>
        <draw:frame draw:style-name="gr14" draw:text-style-name="P1" draw:layer="layout" svg:width="1.099cm" svg:height="0.304cm" svg:x="1.201cm" svg:y="3.013cm">
          <draw:image xlink:href="Pictures/2000000100000395000000FEAC1713AE.svm" xlink:type="simple" xlink:show="embed" xlink:actuate="onLoad">
            <text:p/>
          </draw:image>
        </draw:frame>
        <draw:frame draw:style-name="gr15" draw:text-style-name="P1" draw:layer="layout" svg:width="1.094cm" svg:height="0.299cm" svg:x="7.148cm" svg:y="0.98cm">
          <draw:image xlink:href="Pictures/2000000100000391000000FA1E096E55.svm" xlink:type="simple" xlink:show="embed" xlink:actuate="onLoad">
            <text:p/>
          </draw:image>
        </draw:frame>
        <draw:frame draw:style-name="gr15" draw:text-style-name="P1" draw:layer="layout" svg:width="1.094cm" svg:height="0.299cm" svg:x="0.265cm" svg:y="0.998cm">
          <draw:image xlink:href="Pictures/2000000100000391000000FA1E096E5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5T09:58:20</meta:creation-date>
    <meta:editing-duration>PT43M37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15T11:55:00</dc:date>
    <dc:creator>kkk </dc:creator>
    <meta:document-statistic meta:object-count="28"/>
    <meta:template xlink:type="simple" xlink:actuate="onRequest" xlink:title="kkkFigures" xlink:href="../../../../../.libreoffice/3/user/template/kkkFigures.otg" meta:date="2014-08-15T09:58:19"/>
  </office:meta>
</office:document-meta>
</file>